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  <style:font-face style:name="新細明體" svg:font-family="新細明體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04cm"/>
    </style:style>
    <style:style style:name="co3" style:family="table-column">
      <style:table-column-properties fo:break-before="auto" style:column-width="4.006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音符</text:p>
          </table:table-cell>
          <table:table-cell office:value-type="string" calcext:value-type="string">
            <text:p>頻率</text:p>
          </table:table-cell>
          <table:table-cell office:value-type="string" calcext:value-type="string">
            <text:p>週期</text:p>
          </table:table-cell>
          <table:table-cell office:value-type="string" calcext:value-type="string">
            <text:p>需要的機器週期數</text:p>
          </table:table-cell>
          <table:table-cell office:value-type="string" calcext:value-type="string">
            <text:p>需要的機器週期數/2</text:p>
          </table:table-cell>
          <table:table-cell office:value-type="string" calcext:value-type="string">
            <text:p>取整</text:p>
          </table:table-cell>
          <table:table-cell office:value-type="string" calcext:value-type="string">
            <text:p>重裝載值</text:p>
          </table:table-cell>
          <table:table-cell office:value-type="string" calcext:value-type="string">
            <text:p>索引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3816.794" calcext:value-type="float">
            <text:p>3816.794</text:p>
          </table:table-cell>
          <table:table-cell office:value-type="float" office:value="3517.557252" calcext:value-type="float">
            <text:p>3517.557252</text:p>
          </table:table-cell>
          <table:table-cell office:value-type="float" office:value="1758.778626" calcext:value-type="float">
            <text:p>1758.778626</text:p>
          </table:table-cell>
          <table:table-cell office:value-type="float" office:value="1759" calcext:value-type="float">
            <text:p>1759</text:p>
          </table:table-cell>
          <table:table-cell office:value-type="float" office:value="63777" calcext:value-type="float">
            <text:p>637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#</text:p>
          </table:table-cell>
          <table:table-cell office:value-type="float" office:value="277" calcext:value-type="float">
            <text:p>277</text:p>
          </table:table-cell>
          <table:table-cell office:value-type="float" office:value="3610.108" calcext:value-type="float">
            <text:p>3610.108</text:p>
          </table:table-cell>
          <table:table-cell office:value-type="float" office:value="3327.075812" calcext:value-type="float">
            <text:p>3327.075812</text:p>
          </table:table-cell>
          <table:table-cell office:value-type="float" office:value="1663.537906" calcext:value-type="float">
            <text:p>1663.537906</text:p>
          </table:table-cell>
          <table:table-cell office:value-type="float" office:value="1664" calcext:value-type="float">
            <text:p>1664</text:p>
          </table:table-cell>
          <table:table-cell office:value-type="float" office:value="63872" calcext:value-type="float">
            <text:p>638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4" calcext:value-type="float">
            <text:p>294</text:p>
          </table:table-cell>
          <table:table-cell office:value-type="float" office:value="3401.361" calcext:value-type="float">
            <text:p>3401.361</text:p>
          </table:table-cell>
          <table:table-cell office:value-type="float" office:value="3134.693878" calcext:value-type="float">
            <text:p>3134.693878</text:p>
          </table:table-cell>
          <table:table-cell office:value-type="float" office:value="1567.346939" calcext:value-type="float">
            <text:p>1567.346939</text:p>
          </table:table-cell>
          <table:table-cell office:value-type="float" office:value="1567" calcext:value-type="float">
            <text:p>1567</text:p>
          </table:table-cell>
          <table:table-cell office:value-type="float" office:value="63969" calcext:value-type="float">
            <text:p>639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#</text:p>
          </table:table-cell>
          <table:table-cell office:value-type="float" office:value="311" calcext:value-type="float">
            <text:p>311</text:p>
          </table:table-cell>
          <table:table-cell office:value-type="float" office:value="3215.434" calcext:value-type="float">
            <text:p>3215.434</text:p>
          </table:table-cell>
          <table:table-cell office:value-type="float" office:value="2963.344051" calcext:value-type="float">
            <text:p>2963.344051</text:p>
          </table:table-cell>
          <table:table-cell office:value-type="float" office:value="1481.672026" calcext:value-type="float">
            <text:p>1481.672026</text:p>
          </table:table-cell>
          <table:table-cell office:value-type="float" office:value="1482" calcext:value-type="float">
            <text:p>1482</text:p>
          </table:table-cell>
          <table:table-cell office:value-type="float" office:value="64054" calcext:value-type="float">
            <text:p>640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office:value-type="float" office:value="3030.303" calcext:value-type="float">
            <text:p>3030.303</text:p>
          </table:table-cell>
          <table:table-cell office:value-type="float" office:value="2792.727273" calcext:value-type="float">
            <text:p>2792.727273</text:p>
          </table:table-cell>
          <table:table-cell office:value-type="float" office:value="1396.363636" calcext:value-type="float">
            <text:p>1396.363636</text:p>
          </table:table-cell>
          <table:table-cell office:value-type="float" office:value="1396" calcext:value-type="float">
            <text:p>1396</text:p>
          </table:table-cell>
          <table:table-cell office:value-type="float" office:value="64140" calcext:value-type="float">
            <text:p>641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9" calcext:value-type="float">
            <text:p>349</text:p>
          </table:table-cell>
          <table:table-cell office:value-type="float" office:value="2865.33" calcext:value-type="float">
            <text:p>2865.33</text:p>
          </table:table-cell>
          <table:table-cell office:value-type="float" office:value="2640.687679" calcext:value-type="float">
            <text:p>2640.687679</text:p>
          </table:table-cell>
          <table:table-cell office:value-type="float" office:value="1320.34384" calcext:value-type="float">
            <text:p>1320.34384</text:p>
          </table:table-cell>
          <table:table-cell office:value-type="float" office:value="1320" calcext:value-type="float">
            <text:p>1320</text:p>
          </table:table-cell>
          <table:table-cell office:value-type="float" office:value="64216" calcext:value-type="float">
            <text:p>642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#</text:p>
          </table:table-cell>
          <table:table-cell office:value-type="float" office:value="370" calcext:value-type="float">
            <text:p>370</text:p>
          </table:table-cell>
          <table:table-cell office:value-type="float" office:value="2702.703" calcext:value-type="float">
            <text:p>2702.703</text:p>
          </table:table-cell>
          <table:table-cell office:value-type="float" office:value="2490.810811" calcext:value-type="float">
            <text:p>2490.810811</text:p>
          </table:table-cell>
          <table:table-cell office:value-type="float" office:value="1245.405405" calcext:value-type="float">
            <text:p>1245.405405</text:p>
          </table:table-cell>
          <table:table-cell office:value-type="float" office:value="1245" calcext:value-type="float">
            <text:p>1245</text:p>
          </table:table-cell>
          <table:table-cell office:value-type="float" office:value="64291" calcext:value-type="float">
            <text:p>6429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2" calcext:value-type="float">
            <text:p>392</text:p>
          </table:table-cell>
          <table:table-cell office:value-type="float" office:value="2551.02" calcext:value-type="float">
            <text:p>2551.02</text:p>
          </table:table-cell>
          <table:table-cell office:value-type="float" office:value="2351.020408" calcext:value-type="float">
            <text:p>2351.020408</text:p>
          </table:table-cell>
          <table:table-cell office:value-type="float" office:value="1175.510204" calcext:value-type="float">
            <text:p>1175.510204</text:p>
          </table:table-cell>
          <table:table-cell office:value-type="float" office:value="1176" calcext:value-type="float">
            <text:p>1176</text:p>
          </table:table-cell>
          <table:table-cell office:value-type="float" office:value="64360" calcext:value-type="float">
            <text:p>643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#</text:p>
          </table:table-cell>
          <table:table-cell office:value-type="float" office:value="415" calcext:value-type="float">
            <text:p>415</text:p>
          </table:table-cell>
          <table:table-cell office:value-type="float" office:value="2409.639" calcext:value-type="float">
            <text:p>2409.639</text:p>
          </table:table-cell>
          <table:table-cell office:value-type="float" office:value="2220.722892" calcext:value-type="float">
            <text:p>2220.722892</text:p>
          </table:table-cell>
          <table:table-cell office:value-type="float" office:value="1110.361446" calcext:value-type="float">
            <text:p>1110.361446</text:p>
          </table:table-cell>
          <table:table-cell office:value-type="float" office:value="1110" calcext:value-type="float">
            <text:p>1110</text:p>
          </table:table-cell>
          <table:table-cell office:value-type="float" office:value="64426" calcext:value-type="float">
            <text:p>644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0" calcext:value-type="float">
            <text:p>440</text:p>
          </table:table-cell>
          <table:table-cell office:value-type="float" office:value="2272.727" calcext:value-type="float">
            <text:p>2272.727</text:p>
          </table:table-cell>
          <table:table-cell office:value-type="float" office:value="2094.545455" calcext:value-type="float">
            <text:p>2094.545455</text:p>
          </table:table-cell>
          <table:table-cell office:value-type="float" office:value="1047.272727" calcext:value-type="float">
            <text:p>1047.272727</text:p>
          </table:table-cell>
          <table:table-cell office:value-type="float" office:value="1047" calcext:value-type="float">
            <text:p>1047</text:p>
          </table:table-cell>
          <table:table-cell office:value-type="float" office:value="64489" calcext:value-type="float">
            <text:p>6448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6#</text:p>
          </table:table-cell>
          <table:table-cell office:value-type="float" office:value="466" calcext:value-type="float">
            <text:p>466</text:p>
          </table:table-cell>
          <table:table-cell office:value-type="float" office:value="2145.923" calcext:value-type="float">
            <text:p>2145.923</text:p>
          </table:table-cell>
          <table:table-cell office:value-type="float" office:value="1977.682403" calcext:value-type="float">
            <text:p>1977.682403</text:p>
          </table:table-cell>
          <table:table-cell office:value-type="float" office:value="988.8412017" calcext:value-type="float">
            <text:p>988.8412017</text:p>
          </table:table-cell>
          <table:table-cell office:value-type="float" office:value="989" calcext:value-type="float">
            <text:p>989</text:p>
          </table:table-cell>
          <table:table-cell office:value-type="float" office:value="64547" calcext:value-type="float">
            <text:p>6454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4" calcext:value-type="float">
            <text:p>494</text:p>
          </table:table-cell>
          <table:table-cell office:value-type="float" office:value="2024.291" calcext:value-type="float">
            <text:p>2024.291</text:p>
          </table:table-cell>
          <table:table-cell office:value-type="float" office:value="1865.587045" calcext:value-type="float">
            <text:p>1865.587045</text:p>
          </table:table-cell>
          <table:table-cell office:value-type="float" office:value="932.7935223" calcext:value-type="float">
            <text:p>932.7935223</text:p>
          </table:table-cell>
          <table:table-cell office:value-type="float" office:value="933" calcext:value-type="float">
            <text:p>933</text:p>
          </table:table-cell>
          <table:table-cell office:value-type="float" office:value="64603" calcext:value-type="float">
            <text:p>6460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3" calcext:value-type="float">
            <text:p>523</text:p>
          </table:table-cell>
          <table:table-cell office:value-type="float" office:value="1912.046" calcext:value-type="float">
            <text:p>1912.046</text:p>
          </table:table-cell>
          <table:table-cell office:value-type="float" office:value="1762.141491" calcext:value-type="float">
            <text:p>1762.141491</text:p>
          </table:table-cell>
          <table:table-cell office:value-type="float" office:value="881.0707457" calcext:value-type="float">
            <text:p>881.0707457</text:p>
          </table:table-cell>
          <table:table-cell office:value-type="float" office:value="881" calcext:value-type="float">
            <text:p>881</text:p>
          </table:table-cell>
          <table:table-cell office:value-type="float" office:value="64655" calcext:value-type="float">
            <text:p>646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#</text:p>
          </table:table-cell>
          <table:table-cell office:value-type="float" office:value="554" calcext:value-type="float">
            <text:p>554</text:p>
          </table:table-cell>
          <table:table-cell office:value-type="float" office:value="1805.054" calcext:value-type="float">
            <text:p>1805.054</text:p>
          </table:table-cell>
          <table:table-cell office:value-type="float" office:value="1663.537906" calcext:value-type="float">
            <text:p>1663.537906</text:p>
          </table:table-cell>
          <table:table-cell office:value-type="float" office:value="831.7689531" calcext:value-type="float">
            <text:p>831.7689531</text:p>
          </table:table-cell>
          <table:table-cell office:value-type="float" office:value="832" calcext:value-type="float">
            <text:p>832</text:p>
          </table:table-cell>
          <table:table-cell office:value-type="float" office:value="64704" calcext:value-type="float">
            <text:p>6470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7" calcext:value-type="float">
            <text:p>587</text:p>
          </table:table-cell>
          <table:table-cell office:value-type="float" office:value="1703.578" calcext:value-type="float">
            <text:p>1703.578</text:p>
          </table:table-cell>
          <table:table-cell office:value-type="float" office:value="1570.017036" calcext:value-type="float">
            <text:p>1570.017036</text:p>
          </table:table-cell>
          <table:table-cell office:value-type="float" office:value="785.0085179" calcext:value-type="float">
            <text:p>785.0085179</text:p>
          </table:table-cell>
          <table:table-cell office:value-type="float" office:value="785" calcext:value-type="float">
            <text:p>785</text:p>
          </table:table-cell>
          <table:table-cell office:value-type="float" office:value="64751" calcext:value-type="float">
            <text:p>6475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#</text:p>
          </table:table-cell>
          <table:table-cell office:value-type="float" office:value="622" calcext:value-type="float">
            <text:p>622</text:p>
          </table:table-cell>
          <table:table-cell office:value-type="float" office:value="1607.717" calcext:value-type="float">
            <text:p>1607.717</text:p>
          </table:table-cell>
          <table:table-cell office:value-type="float" office:value="1481.672026" calcext:value-type="float">
            <text:p>1481.672026</text:p>
          </table:table-cell>
          <table:table-cell office:value-type="float" office:value="740.8360129" calcext:value-type="float">
            <text:p>740.8360129</text:p>
          </table:table-cell>
          <table:table-cell office:value-type="float" office:value="741" calcext:value-type="float">
            <text:p>741</text:p>
          </table:table-cell>
          <table:table-cell office:value-type="float" office:value="64795" calcext:value-type="float">
            <text:p>6479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9" calcext:value-type="float">
            <text:p>659</text:p>
          </table:table-cell>
          <table:table-cell office:value-type="float" office:value="1517.451" calcext:value-type="float">
            <text:p>1517.451</text:p>
          </table:table-cell>
          <table:table-cell office:value-type="float" office:value="1398.482549" calcext:value-type="float">
            <text:p>1398.482549</text:p>
          </table:table-cell>
          <table:table-cell office:value-type="float" office:value="699.2412747" calcext:value-type="float">
            <text:p>699.2412747</text:p>
          </table:table-cell>
          <table:table-cell office:value-type="float" office:value="699" calcext:value-type="float">
            <text:p>699</text:p>
          </table:table-cell>
          <table:table-cell office:value-type="float" office:value="64837" calcext:value-type="float">
            <text:p>648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98" calcext:value-type="float">
            <text:p>698</text:p>
          </table:table-cell>
          <table:table-cell office:value-type="float" office:value="1432.665" calcext:value-type="float">
            <text:p>1432.665</text:p>
          </table:table-cell>
          <table:table-cell office:value-type="float" office:value="1320.34384" calcext:value-type="float">
            <text:p>1320.34384</text:p>
          </table:table-cell>
          <table:table-cell office:value-type="float" office:value="660.1719198" calcext:value-type="float">
            <text:p>660.1719198</text:p>
          </table:table-cell>
          <table:table-cell office:value-type="float" office:value="660" calcext:value-type="float">
            <text:p>660</text:p>
          </table:table-cell>
          <table:table-cell office:value-type="float" office:value="64876" calcext:value-type="float">
            <text:p>6487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4#</text:p>
          </table:table-cell>
          <table:table-cell office:value-type="float" office:value="740" calcext:value-type="float">
            <text:p>740</text:p>
          </table:table-cell>
          <table:table-cell office:value-type="float" office:value="1351.351" calcext:value-type="float">
            <text:p>1351.351</text:p>
          </table:table-cell>
          <table:table-cell office:value-type="float" office:value="1245.405405" calcext:value-type="float">
            <text:p>1245.405405</text:p>
          </table:table-cell>
          <table:table-cell office:value-type="float" office:value="622.7027027" calcext:value-type="float">
            <text:p>622.7027027</text:p>
          </table:table-cell>
          <table:table-cell office:value-type="float" office:value="623" calcext:value-type="float">
            <text:p>623</text:p>
          </table:table-cell>
          <table:table-cell office:value-type="float" office:value="64913" calcext:value-type="float">
            <text:p>649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4" calcext:value-type="float">
            <text:p>784</text:p>
          </table:table-cell>
          <table:table-cell office:value-type="float" office:value="1275.51" calcext:value-type="float">
            <text:p>1275.51</text:p>
          </table:table-cell>
          <table:table-cell office:value-type="float" office:value="1175.510204" calcext:value-type="float">
            <text:p>1175.510204</text:p>
          </table:table-cell>
          <table:table-cell office:value-type="float" office:value="587.755102" calcext:value-type="float">
            <text:p>587.755102</text:p>
          </table:table-cell>
          <table:table-cell office:value-type="float" office:value="588" calcext:value-type="float">
            <text:p>588</text:p>
          </table:table-cell>
          <table:table-cell office:value-type="float" office:value="64948" calcext:value-type="float">
            <text:p>649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#</text:p>
          </table:table-cell>
          <table:table-cell office:value-type="float" office:value="831" calcext:value-type="float">
            <text:p>831</text:p>
          </table:table-cell>
          <table:table-cell office:value-type="float" office:value="1203.369" calcext:value-type="float">
            <text:p>1203.369</text:p>
          </table:table-cell>
          <table:table-cell office:value-type="float" office:value="1109.025271" calcext:value-type="float">
            <text:p>1109.025271</text:p>
          </table:table-cell>
          <table:table-cell office:value-type="float" office:value="554.5126354" calcext:value-type="float">
            <text:p>554.5126354</text:p>
          </table:table-cell>
          <table:table-cell office:value-type="float" office:value="555" calcext:value-type="float">
            <text:p>555</text:p>
          </table:table-cell>
          <table:table-cell office:value-type="float" office:value="64981" calcext:value-type="float">
            <text:p>6498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80" calcext:value-type="float">
            <text:p>880</text:p>
          </table:table-cell>
          <table:table-cell office:value-type="float" office:value="1136.364" calcext:value-type="float">
            <text:p>1136.364</text:p>
          </table:table-cell>
          <table:table-cell office:value-type="float" office:value="1047.272727" calcext:value-type="float">
            <text:p>1047.272727</text:p>
          </table:table-cell>
          <table:table-cell office:value-type="float" office:value="523.6363636" calcext:value-type="float">
            <text:p>523.6363636</text:p>
          </table:table-cell>
          <table:table-cell office:value-type="float" office:value="524" calcext:value-type="float">
            <text:p>524</text:p>
          </table:table-cell>
          <table:table-cell office:value-type="float" office:value="65012" calcext:value-type="float">
            <text:p>650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6#</text:p>
          </table:table-cell>
          <table:table-cell office:value-type="float" office:value="932" calcext:value-type="float">
            <text:p>932</text:p>
          </table:table-cell>
          <table:table-cell office:value-type="float" office:value="1072.961" calcext:value-type="float">
            <text:p>1072.961</text:p>
          </table:table-cell>
          <table:table-cell office:value-type="float" office:value="988.8412017" calcext:value-type="float">
            <text:p>988.8412017</text:p>
          </table:table-cell>
          <table:table-cell office:value-type="float" office:value="494.4206009" calcext:value-type="float">
            <text:p>494.4206009</text:p>
          </table:table-cell>
          <table:table-cell office:value-type="float" office:value="494" calcext:value-type="float">
            <text:p>494</text:p>
          </table:table-cell>
          <table:table-cell office:value-type="float" office:value="65042" calcext:value-type="float">
            <text:p>6504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88" calcext:value-type="float">
            <text:p>988</text:p>
          </table:table-cell>
          <table:table-cell office:value-type="float" office:value="1012.146" calcext:value-type="float">
            <text:p>1012.146</text:p>
          </table:table-cell>
          <table:table-cell office:value-type="float" office:value="932.7935223" calcext:value-type="float">
            <text:p>932.7935223</text:p>
          </table:table-cell>
          <table:table-cell office:value-type="float" office:value="466.3967611" calcext:value-type="float">
            <text:p>466.3967611</text:p>
          </table:table-cell>
          <table:table-cell office:value-type="float" office:value="466" calcext:value-type="float">
            <text:p>466</text:p>
          </table:table-cell>
          <table:table-cell office:value-type="float" office:value="65070" calcext:value-type="float">
            <text:p>6507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float" office:value="956.0229" calcext:value-type="float">
            <text:p>956.0229</text:p>
          </table:table-cell>
          <table:table-cell office:value-type="float" office:value="881.0707457" calcext:value-type="float">
            <text:p>881.0707457</text:p>
          </table:table-cell>
          <table:table-cell office:value-type="float" office:value="440.5353728" calcext:value-type="float">
            <text:p>440.5353728</text:p>
          </table:table-cell>
          <table:table-cell office:value-type="float" office:value="441" calcext:value-type="float">
            <text:p>441</text:p>
          </table:table-cell>
          <table:table-cell office:value-type="float" office:value="65095" calcext:value-type="float">
            <text:p>650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#</text:p>
          </table:table-cell>
          <table:table-cell office:value-type="float" office:value="1109" calcext:value-type="float">
            <text:p>1109</text:p>
          </table:table-cell>
          <table:table-cell office:value-type="float" office:value="901.7133" calcext:value-type="float">
            <text:p>901.7133</text:p>
          </table:table-cell>
          <table:table-cell office:value-type="float" office:value="831.018936" calcext:value-type="float">
            <text:p>831.018936</text:p>
          </table:table-cell>
          <table:table-cell office:value-type="float" office:value="415.509468" calcext:value-type="float">
            <text:p>415.509468</text:p>
          </table:table-cell>
          <table:table-cell office:value-type="float" office:value="416" calcext:value-type="float">
            <text:p>416</text:p>
          </table:table-cell>
          <table:table-cell office:value-type="float" office:value="65120" calcext:value-type="float">
            <text:p>651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5" calcext:value-type="float">
            <text:p>1175</text:p>
          </table:table-cell>
          <table:table-cell office:value-type="float" office:value="851.0638" calcext:value-type="float">
            <text:p>851.0638</text:p>
          </table:table-cell>
          <table:table-cell office:value-type="float" office:value="784.3404255" calcext:value-type="float">
            <text:p>784.3404255</text:p>
          </table:table-cell>
          <table:table-cell office:value-type="float" office:value="392.1702128" calcext:value-type="float">
            <text:p>392.1702128</text:p>
          </table:table-cell>
          <table:table-cell office:value-type="float" office:value="392" calcext:value-type="float">
            <text:p>392</text:p>
          </table:table-cell>
          <table:table-cell office:value-type="float" office:value="65144" calcext:value-type="float">
            <text:p>6514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#</text:p>
          </table:table-cell>
          <table:table-cell office:value-type="float" office:value="1245" calcext:value-type="float">
            <text:p>1245</text:p>
          </table:table-cell>
          <table:table-cell office:value-type="float" office:value="803.2129" calcext:value-type="float">
            <text:p>803.2129</text:p>
          </table:table-cell>
          <table:table-cell office:value-type="float" office:value="740.2409639" calcext:value-type="float">
            <text:p>740.2409639</text:p>
          </table:table-cell>
          <table:table-cell office:value-type="float" office:value="370.1204819" calcext:value-type="float">
            <text:p>370.1204819</text:p>
          </table:table-cell>
          <table:table-cell office:value-type="float" office:value="370" calcext:value-type="float">
            <text:p>370</text:p>
          </table:table-cell>
          <table:table-cell office:value-type="float" office:value="65166" calcext:value-type="float">
            <text:p>6516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18" calcext:value-type="float">
            <text:p>1318</text:p>
          </table:table-cell>
          <table:table-cell office:value-type="float" office:value="758.7253" calcext:value-type="float">
            <text:p>758.7253</text:p>
          </table:table-cell>
          <table:table-cell office:value-type="float" office:value="699.2412747" calcext:value-type="float">
            <text:p>699.2412747</text:p>
          </table:table-cell>
          <table:table-cell office:value-type="float" office:value="349.6206373" calcext:value-type="float">
            <text:p>349.6206373</text:p>
          </table:table-cell>
          <table:table-cell office:value-type="float" office:value="350" calcext:value-type="float">
            <text:p>350</text:p>
          </table:table-cell>
          <table:table-cell office:value-type="float" office:value="65186" calcext:value-type="float">
            <text:p>6518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97" calcext:value-type="float">
            <text:p>1397</text:p>
          </table:table-cell>
          <table:table-cell office:value-type="float" office:value="715.8196" calcext:value-type="float">
            <text:p>715.8196</text:p>
          </table:table-cell>
          <table:table-cell office:value-type="float" office:value="659.6993558" calcext:value-type="float">
            <text:p>659.6993558</text:p>
          </table:table-cell>
          <table:table-cell office:value-type="float" office:value="329.8496779" calcext:value-type="float">
            <text:p>329.8496779</text:p>
          </table:table-cell>
          <table:table-cell office:value-type="float" office:value="330" calcext:value-type="float">
            <text:p>330</text:p>
          </table:table-cell>
          <table:table-cell office:value-type="float" office:value="65206" calcext:value-type="float">
            <text:p>6520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4#</text:p>
          </table:table-cell>
          <table:table-cell office:value-type="float" office:value="1480" calcext:value-type="float">
            <text:p>1480</text:p>
          </table:table-cell>
          <table:table-cell office:value-type="float" office:value="675.6757" calcext:value-type="float">
            <text:p>675.6757</text:p>
          </table:table-cell>
          <table:table-cell office:value-type="float" office:value="622.7027027" calcext:value-type="float">
            <text:p>622.7027027</text:p>
          </table:table-cell>
          <table:table-cell office:value-type="float" office:value="311.3513514" calcext:value-type="float">
            <text:p>311.3513514</text:p>
          </table:table-cell>
          <table:table-cell office:value-type="float" office:value="311" calcext:value-type="float">
            <text:p>311</text:p>
          </table:table-cell>
          <table:table-cell office:value-type="float" office:value="65225" calcext:value-type="float">
            <text:p>652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68" calcext:value-type="float">
            <text:p>1568</text:p>
          </table:table-cell>
          <table:table-cell office:value-type="float" office:value="637.7551" calcext:value-type="float">
            <text:p>637.7551</text:p>
          </table:table-cell>
          <table:table-cell office:value-type="float" office:value="587.755102" calcext:value-type="float">
            <text:p>587.755102</text:p>
          </table:table-cell>
          <table:table-cell office:value-type="float" office:value="293.877551" calcext:value-type="float">
            <text:p>293.877551</text:p>
          </table:table-cell>
          <table:table-cell office:value-type="float" office:value="294" calcext:value-type="float">
            <text:p>294</text:p>
          </table:table-cell>
          <table:table-cell office:value-type="float" office:value="65242" calcext:value-type="float">
            <text:p>6524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5#</text:p>
          </table:table-cell>
          <table:table-cell office:value-type="float" office:value="1661" calcext:value-type="float">
            <text:p>1661</text:p>
          </table:table-cell>
          <table:table-cell office:value-type="float" office:value="602.047" calcext:value-type="float">
            <text:p>602.047</text:p>
          </table:table-cell>
          <table:table-cell office:value-type="float" office:value="554.846478" calcext:value-type="float">
            <text:p>554.846478</text:p>
          </table:table-cell>
          <table:table-cell office:value-type="float" office:value="277.423239" calcext:value-type="float">
            <text:p>277.423239</text:p>
          </table:table-cell>
          <table:table-cell office:value-type="float" office:value="277" calcext:value-type="float">
            <text:p>277</text:p>
          </table:table-cell>
          <table:table-cell office:value-type="float" office:value="65259" calcext:value-type="float">
            <text:p>6525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60" calcext:value-type="float">
            <text:p>1760</text:p>
          </table:table-cell>
          <table:table-cell office:value-type="float" office:value="568.1818" calcext:value-type="float">
            <text:p>568.1818</text:p>
          </table:table-cell>
          <table:table-cell office:value-type="float" office:value="523.6363636" calcext:value-type="float">
            <text:p>523.6363636</text:p>
          </table:table-cell>
          <table:table-cell office:value-type="float" office:value="261.8181818" calcext:value-type="float">
            <text:p>261.8181818</text:p>
          </table:table-cell>
          <table:table-cell office:value-type="float" office:value="262" calcext:value-type="float">
            <text:p>262</text:p>
          </table:table-cell>
          <table:table-cell office:value-type="float" office:value="65274" calcext:value-type="float">
            <text:p>6527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6#</text:p>
          </table:table-cell>
          <table:table-cell office:value-type="float" office:value="1865" calcext:value-type="float">
            <text:p>1865</text:p>
          </table:table-cell>
          <table:table-cell office:value-type="float" office:value="536.193" calcext:value-type="float">
            <text:p>536.193</text:p>
          </table:table-cell>
          <table:table-cell office:value-type="float" office:value="494.155496" calcext:value-type="float">
            <text:p>494.155496</text:p>
          </table:table-cell>
          <table:table-cell office:value-type="float" office:value="247.077748" calcext:value-type="float">
            <text:p>247.077748</text:p>
          </table:table-cell>
          <table:table-cell office:value-type="float" office:value="247" calcext:value-type="float">
            <text:p>247</text:p>
          </table:table-cell>
          <table:table-cell office:value-type="float" office:value="65289" calcext:value-type="float">
            <text:p>6528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76" calcext:value-type="float">
            <text:p>1976</text:p>
          </table:table-cell>
          <table:table-cell office:value-type="float" office:value="506.0729" calcext:value-type="float">
            <text:p>506.0729</text:p>
          </table:table-cell>
          <table:table-cell office:value-type="float" office:value="466.3967611" calcext:value-type="float">
            <text:p>466.3967611</text:p>
          </table:table-cell>
          <table:table-cell office:value-type="float" office:value="233.1983806" calcext:value-type="float">
            <text:p>233.1983806</text:p>
          </table:table-cell>
          <table:table-cell office:value-type="float" office:value="233" calcext:value-type="float">
            <text:p>233</text:p>
          </table:table-cell>
          <table:table-cell office:value-type="float" office:value="65303" calcext:value-type="float">
            <text:p>65303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  <style:font-face style:name="新細明體" svg:font-family="新細明體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TC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TC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TC" style:font-family-asian="'Noto Sans T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1">0000/00/00</text:date>, <text:time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工作表1" style:display-name="PageStyle_工作表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1T15:10:23.909339200</meta:creation-date>
    <dc:date>2025-09-21T15:13:11.573502100</dc:date>
    <meta:editing-duration>PT2M50S</meta:editing-duration>
    <meta:editing-cycles>1</meta:editing-cycles>
    <meta:document-statistic meta:table-count="1" meta:cell-count="296" meta:object-count="0"/>
    <meta:generator>LibreOffice/25.2.5.2$Windows_X86_64 LibreOffice_project/03d19516eb2e1dd5d4ccd751a0d6f35f35e08022</meta:generator>
  </office:meta>
</office:document-meta>
</file>